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891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8.969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8.627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5.583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129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0.185cm"/>
    </style:style>
    <style:style style:name="Table5.C" style:family="table-column">
      <style:table-column-properties style:column-width="5.821cm"/>
    </style:style>
    <style:style style:name="Table5.D" style:family="table-column">
      <style:table-column-properties style:column-width="2.461cm"/>
    </style:style>
    <style:style style:name="Table5.E" style:family="table-column">
      <style:table-column-properties style:column-width="1.773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1.879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956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553cm" fo:margin-left="0.238cm" table:align="left"/>
    </style:style>
    <style:style style:name="Table6.A" style:family="table-column">
      <style:table-column-properties style:column-width="9.7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6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7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8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6"><text:s/><text:placeholder text:placeholder-type="text">&lt;(o.partner_id and o.partner_id.name or '').upper()&gt;</text:placeholder></text:p>
            <text:p text:style-name="P26"><text:s/><text:placeholder text:placeholder-type="text">&lt;(o.partner_id and o.partner_id.street or '').upper()&gt;</text:placeholder></text:p>
            <text:p text:style-name="P26"><text:s/><text:placeholder text:placeholder-type="text">&lt;(o.partner_id and o.partner_id.street2 or '').upper()&gt;</text:placeholder></text:p>
            <text:p text:style-name="P26"><text:s/><text:placeholder text:placeholder-type="text">&lt;get_s3(o.partner_id).upper()&gt;</text:placeholder> <text:s/></text:p>
            <text:p text:style-name="P26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6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6"><text:s/></text:p>
            <text:p text:style-name="P26"><text:s/></text:p>
          </table:table-cell>
          <table:table-cell table:style-name="Table3.A1" office:value-type="string">
            <text:p text:style-name="P26"><text:s/><text:placeholder text:placeholder-type="text">&lt;(o.cons_loca and o.cons_loca.name or '').upper()&gt;</text:placeholder> </text:p>
            <text:p text:style-name="P26"><text:s/><text:placeholder text:placeholder-type="text">&lt;(o.cons_loca and o.cons_loca.street or '').upper()&gt;</text:placeholder></text:p>
            <text:p text:style-name="P26"><text:s/><text:placeholder text:placeholder-type="text">&lt;(o.cons_loca and o.cons_loca.street2 or '').upper()&gt;</text:placeholder></text:p>
            <text:p text:style-name="P26"><text:s/><text:placeholder text:placeholder-type="text">&lt;get_s3(o.cons_loca)&gt;</text:placeholder></text:p>
            <text:p text:style-name="P26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6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6"><text:s/></text:p>
            <text:p text:style-name="P26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<text:s text:c="2"/>Invoice No </text:p>
            <text:p text:style-name="P28"><text:s text:c="2"/>Invoice Date </text:p>
            <text:p text:style-name="P28"><text:s text:c="2"/>Customer No</text:p>
            <text:p text:style-name="P28"><text:s text:c="2"/>P.O No </text:p>
            <text:p text:style-name="P28"><text:s text:c="2"/>P.O. Date <text:s text:c="2"/></text:p>
            <text:p text:style-name="P23"><text:span text:style-name="T1"><text:s text:c="2"/></text:span>Payment Terms</text:p>
          </table:table-cell>
          <table:table-cell table:style-name="Table4.A1" office:value-type="string">
            <text:p text:style-name="P27">: <text:s/><text:placeholder text:placeholder-type="text">&lt;o.vvt_number or ''&gt;</text:placeholder></text:p>
            <text:p text:style-name="P27">: <text:s/><text:placeholder text:placeholder-type="text">&lt;get_date(o.date_invoice)&gt;</text:placeholder></text:p>
            <text:p text:style-name="P27">: <text:s/><text:placeholder text:placeholder-type="text">&lt;o.partner_id and o.partner_id.customer_code or ''&gt;</text:placeholder></text:p>
            <text:p text:style-name="P27">: <text:s/><text:placeholder text:placeholder-type="text">&lt;o.sale_id and o.sale_id.po_number or ''&gt;</text:placeholder></text:p>
            <text:p text:style-name="P27">: <text:s/><text:placeholder text:placeholder-type="text">&lt;get_date(o.sale_id.po_date)&gt;</text:placeholder></text:p>
            <text:p text:style-name="P27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4"><text:s text:c="2"/>Transporter</text:p>
            <text:p text:style-name="P24"><text:s text:c="2"/>Truck No</text:p>
            <text:p text:style-name="P24"><text:s text:c="2"/>Place of Supply</text:p>
            <text:p text:style-name="P24"><text:s text:c="2"/>Date &amp; Time of</text:p>
            <text:p text:style-name="P24"><text:s text:c="2"/>Prep. Of Inv</text:p>
            <text:p text:style-name="P24"><text:s text:c="2"/>Rem. Of Goods</text:p>
            <text:p text:style-name="P24"><text:s text:c="2"/>LR Number</text:p>
            <text:p text:style-name="P24"><text:s text:c="2"/>Date</text:p>
          </table:table-cell>
          <table:table-cell table:style-name="Table4.A1" office:value-type="string">
            <text:p text:style-name="P25">: <text:s/><text:placeholder text:placeholder-type="text">&lt;o.delivery_order_id and o.delivery_order_id.transporter or ''&gt;</text:placeholder></text:p>
            <text:p text:style-name="P25">: <text:s/><text:placeholder text:placeholder-type="text">&lt;o.delivery_order_id and o.delivery_order_id.truck or ''&gt;</text:placeholder></text:p>
            <text:p text:style-name="P25">: <text:s/><text:placeholder text:placeholder-type="text">&lt;o.place_of_supply or ''&gt;</text:placeholder></text:p>
            <text:p text:style-name="P25"/>
            <text:p text:style-name="P25">: <text:s/><text:placeholder text:placeholder-type="text">&lt;o.inv_date_as_char&gt;</text:placeholder></text:p>
            <text:p text:style-name="P25">: <text:s/><text:placeholder text:placeholder-type="text">&lt;o.rem_date_as_char&gt;</text:placeholder></text:p>
            <text:p text:style-name="P25">: <text:s/><text:placeholder text:placeholder-type="text">&lt;o.lr_no or ''&gt;</text:placeholder></text:p>
            <text:p text:style-name="P25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D"/>
        <table:table-row table:style-name="Table5.1">
          <table:table-cell table:style-name="Table5.A1" table:number-columns-spanned="2" office:value-type="string">
            <text:p text:style-name="P16"/>
          </table:table-cell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</table:table-row>
        <table:table-row table:style-name="Table5.2">
          <table:table-cell table:style-name="Table5.A1" table:number-columns-spanned="8" office:value-type="string">
            <text:p text:style-name="P17"><text:placeholder text:placeholder-type="text">&lt;for each="line in o.invoice_line"&gt;</text:placeholder></text:p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1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11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 <text:s/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office:value-type="string">
            <text:p text:style-name="P18"/>
          </table:table-cell>
          <table:table-cell table:style-name="Table5.A1" table:number-columns-spanned="2" office:value-type="string">
            <text:p text:style-name="P18"/>
          </table:table-cell>
          <table:covered-table-cell/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21">CGST</text:p>
            <text:p text:style-name="P21">SGST</text:p>
            <text:p text:style-name="P21">IGST</text:p>
          </table:table-cell>
          <table:table-cell table:style-name="Table5.A1" office:value-type="string">
            <text:p text:style-name="P22"><text:placeholder text:placeholder-type="text">&lt;get_amt(get_cgst_tax(o.sale_tax_id))&gt;</text:placeholder> %</text:p>
            <text:p text:style-name="P22"><text:placeholder text:placeholder-type="text">&lt;get_amt(get_sgst_tax(o.sale_tax_id))&gt;</text:placeholder> %</text:p>
            <text:p text:style-name="P22"><text:placeholder text:placeholder-type="text">&lt;get_amt(get_igst_tax(o.sale_tax_id))&gt;</text:placeholder><text:soft-page-break/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/text:p>
            <text:p text:style-name="P12"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8"/>
            <text:p text:style-name="P18"><text:s text:c="26"/></text:p>
          </table:table-cell>
          <table:table-cell table:style-name="Table5.A7" table:number-columns-spanned="4" office:value-type="string">
            <text:p text:style-name="P18"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2"/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8"/>
          </table:table-cell>
          <table:table-cell table:style-name="Table5.A7" table:number-columns-spanned="4" office:value-type="string">
            <text:p text:style-name="P18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18"><text:s text:c="28"/></text:p>
          </table:table-cell>
          <table:table-cell table:style-name="Table5.A1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"><text:s/></text:p>
            <text:p text:style-name="P18"><text:placeholder text:placeholder-type="text">&lt;o.material_info or ''&gt;</text:placeholder></text:p>
          </table:table-cell>
          <table:table-cell table:style-name="Table6.B1" office:value-type="string">
            <text:p text:style-name="P18"/>
          </table:table-cell>
        </table:table-row>
        <table:table-row table:style-name="Table6.2">
          <table:table-cell table:style-name="Table6.A1" office:value-type="string">
            <text:p text:style-name="P19"><text:s/></text:p>
            <text:p text:style-name="P19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6-30T16:20:52</dc:date>
    <meta:editing-duration>P3DT15M1S</meta:editing-duration>
    <meta:editing-cycles>817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4" meta:word-count="267" meta:character-count="2918" meta:non-whitespace-character-count="2569"/>
  </office:meta>
</office:document-meta>
</file>